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1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Standard">
      <style:paragraph-properties style:snap-to-layout-grid="false"/>
      <style:text-properties fo:font-size="10pt" style:font-size-asian="10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9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P10" style:family="paragraph" style:parent-style-name="Standard">
      <style:text-properties fo:language="pt" fo:country="BR" style:language-complex="ar" style:country-complex="SA"/>
    </style:style>
    <style:style style:name="P11" style:family="paragraph" style:parent-style-name="Standard" style:list-style-name="L3">
      <style:text-properties fo:language="pt" fo:country="BR" style:language-complex="ar" style:country-complex="SA"/>
    </style:style>
    <style:style style:name="P12" style:family="paragraph" style:parent-style-name="Standard" style:list-style-name="L2">
      <style:text-properties fo:language="pt" fo:country="BR" style:language-complex="ar" style:country-complex="SA"/>
    </style:style>
    <style:style style:name="P13" style:family="paragraph" style:parent-style-name="Standard" style:list-style-name="L4"/>
    <style:style style:name="P14" style:family="paragraph" style:parent-style-name="Standard" style:list-style-name="L16"/>
    <style:style style:name="P15" style:family="paragraph" style:parent-style-name="Standard" style:list-style-name="L14"/>
    <style:style style:name="P1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17" style:family="paragraph" style:parent-style-name="Text_20_body" style:list-style-name="L9">
      <style:paragraph-properties fo:text-align="justify" style:justify-single-word="false">
        <style:tab-stops/>
      </style:paragraph-properties>
    </style:style>
    <style:style style:name="P18" style:family="paragraph" style:parent-style-name="Text_20_body" style:list-style-name="L12">
      <style:paragraph-properties fo:text-align="justify" style:justify-single-word="false">
        <style:tab-stops/>
      </style:paragraph-properties>
    </style:style>
    <style:style style:name="P19" style:family="paragraph" style:parent-style-name="Text_20_body" style:list-style-name="L6">
      <style:paragraph-properties fo:text-align="justify" style:justify-single-word="false"/>
    </style:style>
    <style:style style:name="P20" style:family="paragraph" style:parent-style-name="Text_20_body" style:list-style-name="L2">
      <style:paragraph-properties fo:text-align="justify" style:justify-single-word="false"/>
      <style:text-properties fo:font-size="12pt" fo:language="pt" fo:country="BR" style:font-size-asian="12pt" style:font-size-complex="12pt" style:language-complex="ar" style:country-complex="SA"/>
    </style:style>
    <style:style style:name="P21" style:family="paragraph" style:parent-style-name="Text_20_body">
      <style:text-properties fo:font-size="24pt" fo:language="pt" fo:country="BR" style:font-size-asian="24pt" style:font-size-complex="24pt" style:language-complex="ar" style:country-complex="SA"/>
    </style:style>
    <style:style style:name="P22" style:family="paragraph" style:parent-style-name="Text_20_body" style:list-style-name="L5"/>
    <style:style style:name="P23" style:family="paragraph" style:parent-style-name="Text_20_body">
      <style:text-properties fo:font-size="11pt" style:font-size-asian="11pt" style:font-size-complex="11pt"/>
    </style:style>
    <style:style style:name="P24" style:family="paragraph" style:parent-style-name="Text_20_body" style:list-style-name="L5">
      <style:text-properties fo:font-size="11pt" style:font-size-asian="11pt" style:font-size-complex="11pt"/>
    </style:style>
    <style:style style:name="P25" style:family="paragraph" style:parent-style-name="Text_20_body" style:list-style-name="L5">
      <style:text-properties fo:font-size="11pt" fo:language="pt" fo:country="BR" style:font-size-asian="11pt" style:font-size-complex="11pt" style:language-complex="ar" style:country-complex="SA"/>
    </style:style>
    <style:style style:name="P26" style:family="paragraph" style:parent-style-name="Text_20_body">
      <style:paragraph-properties fo:text-align="justify" style:justify-single-word="false"/>
      <style:text-properties fo:font-size="11pt" fo:language="pt" fo:country="BR" style:font-size-asian="11pt" style:font-size-complex="11pt" style:language-complex="ar" style:country-complex="SA"/>
    </style:style>
    <style:style style:name="P27" style:family="paragraph" style:parent-style-name="Text_20_body" style:list-style-name="L6">
      <style:paragraph-properties fo:text-align="justify" style:justify-single-word="false"/>
      <style:text-properties fo:font-size="11pt" fo:language="pt" fo:country="BR" style:font-size-asian="11pt" style:font-size-complex="11pt" style:language-complex="ar" style:country-complex="SA"/>
    </style:style>
    <style:style style:name="P28" style:family="paragraph" style:parent-style-name="Text_20_body" style:list-style-name="L7">
      <style:paragraph-properties fo:text-align="justify" style:justify-single-word="false">
        <style:tab-stops/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29" style:family="paragraph" style:parent-style-name="Text_20_body" style:list-style-name="L8">
      <style:paragraph-properties fo:text-align="justify" style:justify-single-word="false"/>
      <style:text-properties fo:font-size="11pt" fo:language="pt" fo:country="BR" style:font-size-asian="11pt" style:font-size-complex="11pt" style:language-complex="ar" style:country-complex="SA"/>
    </style:style>
    <style:style style:name="P30" style:family="paragraph" style:parent-style-name="Text_20_body" style:list-style-name="L10"/>
    <style:style style:name="P31" style:family="paragraph" style:parent-style-name="Text_20_body" style:list-style-name="L11"/>
    <style:style style:name="P32" style:family="paragraph" style:parent-style-name="Text_20_body" style:list-style-name="L13">
      <style:text-properties style:font-name="Arial1" fo:font-weight="normal" style:font-weight-asian="normal" style:font-weight-complex="normal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35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36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1" fo:font-size="11pt" fo:language="pt" fo:country="BR" fo:font-weight="bold" style:font-size-asian="11pt" style:font-weight-asian="bold" style:font-size-complex="11pt" style:language-complex="ar" style:country-complex="SA" style:font-weight-complex="bold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1" fo:font-size="11pt" style:font-size-asian="11pt" style:font-size-complex="11pt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style:font-name="Arial1" fo:font-weight="bold" style:font-weight-asian="bold" style:font-weight-complex="bold"/>
    </style:style>
    <style:style style:name="P39" style:family="paragraph" style:parent-style-name="Text_20_body" style:list-style-name="L11">
      <style:paragraph-properties fo:margin-left="0cm" fo:margin-right="0cm" fo:text-indent="0cm" style:auto-text-indent="false"/>
      <style:text-properties style:font-name="Arial1" fo:font-weight="bold" style:font-weight-asian="bold" style:font-weight-complex="bold"/>
    </style:style>
    <style:style style:name="P40" style:family="paragraph" style:parent-style-name="Text_20_body" style:list-style-name="L13">
      <style:paragraph-properties fo:margin-left="0cm" fo:margin-right="0cm" fo:text-indent="0cm" style:auto-text-indent="false"/>
      <style:text-properties style:font-name="Arial1" fo:font-weight="bold" style:font-weight-asian="bold" style:font-weight-complex="bold"/>
    </style:style>
    <style:style style:name="P41" style:family="paragraph" style:parent-style-name="Text_20_body" style:list-style-name="L10">
      <style:paragraph-properties fo:margin-left="0cm" fo:margin-right="0cm" fo:text-indent="0cm" style:auto-text-indent="false"/>
    </style:style>
    <style:style style:name="P42" style:family="paragraph" style:parent-style-name="Text_20_body">
      <style:paragraph-properties fo:margin-left="0.026cm" fo:margin-right="0cm" fo:text-align="justify" style:justify-single-word="false" fo:text-indent="-0.635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language-complex="ar" style:country-complex="SA"/>
    </style:style>
    <style:style style:name="P43" style:family="paragraph" style:parent-style-name="Text_20_body">
      <style:paragraph-properties fo:margin-left="0.026cm" fo:margin-right="0cm" fo:text-align="justify" style:justify-single-word="false" fo:text-indent="-0.635cm" style:auto-text-indent="false">
        <style:tab-stops/>
      </style:paragraph-properties>
    </style:style>
    <style:style style:name="P44" style:family="paragraph" style:parent-style-name="Heading_20_1">
      <style:text-properties fo:language="pt" fo:country="BR" style:language-complex="ar" style:country-complex="SA"/>
    </style:style>
    <style:style style:name="T1" style:family="text">
      <style:text-properties fo:font-size="10pt" fo:language="pt" fo:country="BR" style:font-size-asian="10pt" style:language-asian="pt" style:country-asian="BR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Times New Roman" fo:font-size="24pt" fo:language="pt" fo:country="BR" style:font-size-asian="24pt" style:font-size-complex="24pt" style:language-complex="ar" style:country-complex="SA"/>
    </style:style>
    <style:style style:name="T5" style:family="text">
      <style:text-properties style:font-name="Times New Roman" fo:font-size="11pt" fo:language="pt" fo:country="BR" fo:font-weight="normal" style:font-size-asian="11pt" style:font-weight-asian="normal" style:font-size-complex="11pt" style:language-complex="ar" style:country-complex="SA" style:font-weight-complex="normal"/>
    </style:style>
    <style:style style:name="T6" style:family="text">
      <style:text-properties style:font-name="Times New Roman" fo:font-size="12pt" fo:language="pt" fo:country="BR" fo:font-weight="normal" style:font-size-asian="12pt" style:font-weight-asian="normal" style:font-size-complex="12pt" style:language-complex="ar" style:country-complex="SA"/>
    </style:style>
    <style:style style:name="T7" style:family="text">
      <style:text-properties fo:font-size="12pt" fo:language="pt" fo:country="BR" style:font-size-asian="12pt" style:font-size-complex="12pt" style:language-complex="ar" style:country-complex="SA"/>
    </style:style>
    <style:style style:name="T8" style:family="text">
      <style:text-properties fo:font-size="12pt" fo:language="pt" fo:country="BR" fo:font-weight="bold" style:font-size-asian="12pt" style:font-weight-asian="bold" style:font-size-complex="12pt" style:language-complex="ar" style:country-complex="SA"/>
    </style:style>
    <style:style style:name="T9" style:family="text">
      <style:text-properties fo:language="pt" fo:country="BR" style:language-complex="ar" style:country-complex="SA"/>
    </style:style>
    <style:style style:name="T10" style:family="text">
      <style:text-properties fo:language="pt" fo:country="BR" fo:font-weight="bold" style:font-weight-asian="bold" style:language-complex="ar" style:country-complex="SA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fo:language="pt" fo:country="BR" style:font-size-asian="11pt" style:font-size-complex="11pt" style:language-complex="ar" style:country-complex="SA"/>
    </style:style>
    <style:style style:name="T13" style:family="text">
      <style:text-properties fo:font-size="11pt" fo:language="pt" fo:country="BR" fo:font-weight="bold" style:font-size-asian="11pt" style:font-weight-asian="bold" style:font-size-complex="11pt" style:language-complex="ar" style:country-complex="SA" style:font-weight-complex="bold"/>
    </style:style>
    <style:style style:name="T14" style:family="text">
      <style:text-properties fo:font-size="11pt" fo:language="pt" fo:country="BR" fo:font-weight="normal" style:font-size-asian="11pt" style:font-weight-asian="normal" style:font-size-complex="11pt" style:language-complex="ar" style:country-complex="SA" style:font-weight-complex="normal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="Arial1" fo:font-size="11pt" style:font-size-asian="11pt" style:font-size-complex="11pt"/>
    </style:style>
    <style:style style:name="T19" style:family="text">
      <style:text-properties style:font-name="Arial1" fo:font-size="11pt" fo:language="pt" fo:country="BR" fo:font-weight="bold" style:font-size-asian="11pt" style:font-weight-asian="bold" style:font-size-complex="11pt" style:language-complex="ar" style:country-complex="SA" style:font-weight-complex="bold"/>
    </style:style>
    <style:style style:name="T20" style:family="text">
      <style:text-properties style:font-name="Times New Roman1" fo:font-size="11pt" style:font-size-asian="11pt" style:font-size-complex="11pt"/>
    </style:style>
    <style:style style:name="T21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22" style:family="text">
      <style:text-properties style:font-name="Times New Roman1" fo:font-size="11pt" fo:font-weight="normal" style:font-size-asian="9.60000038146973pt" style:font-weight-asian="normal" style:font-size-complex="11pt" style:font-weight-complex="normal"/>
    </style:style>
    <style:style style:name="T23" style:family="text">
      <style:text-properties style:font-name="Times New Roman1" fo:font-size="11pt" fo:language="pt" fo:country="BR" fo:font-weight="normal" style:font-size-asian="11pt" style:font-weight-asian="normal" style:font-size-complex="11pt" style:language-complex="ar" style:country-complex="SA" style:font-weight-complex="normal"/>
    </style:style>
    <style:style style:name="T24" style:family="text">
      <style:text-properties style:font-name="Times New Roman1" fo:font-size="11pt" fo:language="pt" fo:country="BR" fo:font-weight="bold" style:font-size-asian="11pt" style:font-weight-asian="bold" style:font-size-complex="11pt" style:language-complex="ar" style:country-complex="SA" style:font-weight-complex="bold"/>
    </style:style>
    <style:style style:name="T25" style:family="text">
      <style:text-properties style:font-name="Times New Roman1" fo:font-size="11pt" fo:language="pt" fo:country="BR" style:font-size-asian="11pt" style:font-size-complex="11pt" style:language-complex="ar" style:country-complex="SA"/>
    </style:style>
    <style:style style:name="T26" style:family="text">
      <style:text-properties style:font-name="Times New Roman1" fo:font-size="11pt" style:font-size-asian="9.60000038146973pt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1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1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1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1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1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1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1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1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1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88cm" fo:text-indent="-0.635cm" fo:margin-left="1.9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23cm" fo:text-indent="-0.635cm" fo:margin-left="2.6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58cm" fo:text-indent="-0.635cm" fo:margin-left="3.2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93cm" fo:text-indent="-0.635cm" fo:margin-left="3.8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28cm" fo:text-indent="-0.635cm" fo:margin-left="4.5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63cm" fo:text-indent="-0.635cm" fo:margin-left="5.1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98cm" fo:text-indent="-0.635cm" fo:margin-left="5.7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33cm" fo:text-indent="-0.635cm" fo:margin-left="6.4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68cm" fo:text-indent="-0.635cm" fo:margin-left="7.0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03cm" fo:text-indent="-0.635cm" fo:margin-left="7.70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9"><text:tab/><text:tab/><text:tab/><text:tab/></text:span><text:span text:style-name="Fonte_20_parág._20_padrão"><text:span text:style-name="T4">Memória Virtual<text:line-break/> <text:tab/><text:tab/>Caso de Uso: EditarCadastroUsuário</text:span></text:span></text:p>
      <text:p text:style-name="P21"/>
      <text:h text:style-name="P44" text:outline-level="1">Breve Descrição <text:s/></text:h>
      <text:p text:style-name="P10"><text:tab/><text:span text:style-name="T11">Esse caso de uso permite ao Administrador ou Gerente editar o nível de acesso de usuários específicos da Instituição.</text:span></text:p>
      <text:h text:style-name="P44" text:outline-level="1">Breve Descrição dos Atores</text:h>
      <text:list xml:id="list1626883538" text:style-name="L3">
        <text:list-item>
          <text:p text:style-name="P11"><text:span text:style-name="T11">Administradores (do Sistema): Editam os dados de Administradores, Gerentes, Revisores e Catalogadores da Instituição;</text:span></text:p>
        </text:list-item>
        <text:list-item>
          <text:p text:style-name="P11"><text:span text:style-name="T11">Gerentes (da Instituição): Editam os dados apenas de Revisores e Catalogadores da Instituição.</text:span></text:p>
        </text:list-item>
      </text:list>
      <text:h text:style-name="P44" text:outline-level="1">Pré-condições</text:h>
      <text:list xml:id="list959731627" text:style-name="L4">
        <text:list-item>
          <text:p text:style-name="P13"><text:span text:style-name="T7">O usuário está logado no sistema.</text:span></text:p>
        </text:list-item>
      </text:list>
      <text:h text:style-name="P44" text:outline-level="1">Fluxo Básico de eventos</text:h>
      <text:list xml:id="list1871303400" text:style-name="L5">
        <text:list-item>
          <text:p text:style-name="P24"><text:span text:style-name="T9">O Adm</text:span><text:span text:style-name="T9">inistrador/Gerente seleciona a opção “Editar Cadastro de Usuário”;</text:span></text:p>
        </text:list-item>
        <text:list-item>
          <text:p text:style-name="P24"><text:span text:style-name="T9">O sistema exibe uma tela contendo:</text:span></text:p>
          <text:list>
            <text:list-item>
              <text:p text:style-name="P22"><text:span text:style-name="T12">campo</text:span><text:span text:style-name="Fonte_20_parág._20_padrão"><text:span text:style-name="T12"> “Nome” para buscar o usuário que se deseja edita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 e respeitar o que foi definido na </text:span></text:span><text:span text:style-name="Fonte_20_parág._20_padrão"><text:span text:style-name="T13">Breve Descrição dos Atores</text:span></text:span><text:span text:style-name="Fonte_20_parág._20_padrão"><text:span text:style-name="T12">. Assim, o usuário tem a opção de terminar de escrever o nome desejado ou o selecionar na lista que foi apresentada;</text:span></text:span></text:p>
            </text:list-item>
            <text:list-item>
              <text:p text:style-name="P22"><text:span text:style-name="Fonte_20_parág._20_padrão"><text:span text:style-name="T12">op</text:span></text:span><text:span text:style-name="T12">ção “Editar” para confirmar nome fornecido;</text:span></text:p>
            </text:list-item>
            <text:list-item>
              <text:p text:style-name="P22"><text:span text:style-name="T12">op</text:span><text:span text:style-name="Fonte_20_parág._20_padrão"><text:span text:style-name="T12">ção “Cancelar” para cancelar a operação;</text:span></text:span></text:p>
            </text:list-item>
          </text:list>
        </text:list-item>
        <text:list-item>
          <text:p text:style-name="P22"><text:span text:style-name="Fonte_20_parág._20_padrão"><text:span text:style-name="T12">O Ad</text:span></text:span><text:span text:style-name="T12">ministrador/Gerente digita o nome do usuário a ser editado ou o seleciona na lista apresentada e seleciona a opção “Editar”;</text:span></text:p>
        </text:list-item>
        <text:list-item>
          <text:p text:style-name="P22"><text:span text:style-name="T12">O </text:span><text:span text:style-name="Fonte_20_parág._20_padrão"><text:span text:style-name="T12">sistema dá continuidade ao processo de edição exibindo uma tela contendo os <text:s/>seguintes campos para edição dos dados:</text:span></text:span></text:p>
          <text:list>
            <text:list-item>
              <text:p text:style-name="P25">opção “Administrador?”, onde o Administrador escolherá se o nível do usuário será Administrador (esse campo deve ser um switch button, com as opções Sim/Não). <text:span text:style-name="T16">Essa opção é disponível apenas para Administradores</text:span>;</text:p>
            </text:list-item>
            <text:list-item>
              <text:p text:style-name="P25">Se a opção “Administrador?” estiver setada como “Não” ou não estiver disponível (caso de o usuário ser um Gerente), deve aparecer um botão “Adicionar acesso”, que permite ao Administrador/Gerente adicionar um nível de acesso ao usuário em determinada instituição (respeitando o que foi definido na <text:span text:style-name="T16">Breve Descrição dos Atores</text:span><text:span text:style-name="T17">);</text:span></text:p>
            </text:list-item>
            <text:list-item>
              <text:p text:style-name="P25">opção “Prazo de Validade” para selecionar o prazo de validade da solicitação (de 1 a 30 dias);</text:p>
            </text:list-item>
            <text:list-item>
              <text:p text:style-name="P25"><text:soft-page-break/>opção “Usuário” para escolher o usuário que irá avaliar a solicitação.<text:span text:style-name="Fonte_20_parág._20_padrão">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 e respeitar o que foi definido na </text:span><text:span text:style-name="Fonte_20_parág._20_padrão"><text:span text:style-name="T16">Breve Descrição dos Atores</text:span></text:span><text:span text:style-name="Fonte_20_parág._20_padrão">. Assim, o usuário tem a opção de terminar de escrever o nome desejado ou o selecionar na lista que foi apresentada;</text:span></text:p>
            </text:list-item>
            <text:list-item>
              <text:p text:style-name="P25">campo “Justificativa” para justificar a(s) alteração(ões) do(s) dado(s), o preenchimento desse campo é obrigatório;</text:p>
            </text:list-item>
            <text:list-item>
              <text:p text:style-name="P25">opção “Solicitar edição” para completar a operação e enviar a solicitação ao avaliador;</text:p>
            </text:list-item>
            <text:list-item>
              <text:p text:style-name="P25">opção “Voltar” para voltar a tela anterior e escolher novamente o usuário a ser editado;</text:p>
            </text:list-item>
            <text:list-item>
              <text:p text:style-name="P25">opção “Cancelar” para cancelar a operação e voltar a tela inicial.</text:p>
            </text:list-item>
          </text:list>
        </text:list-item>
        <text:list-item>
          <text:p text:style-name="P25">O Administrador/Gerente altera as informações que julgar necessárias, seleciona um prazo para a solicitação, escolhe um usuário para avaliar, insere uma justificativa e seleciona a opção “Solicitar edição”;</text:p>
        </text:list-item>
        <text:list-item>
          <text:p text:style-name="P25">Uma solicitação é enviada ao e-mail do usuário escolhido como avaliador, contendo:</text:p>
          <text:list>
            <text:list-item>
              <text:p text:style-name="P25">Justificativa enviada;</text:p>
            </text:list-item>
            <text:list-item>
              <text:p text:style-name="P25">Prazo de validade da solicitação;</text:p>
            </text:list-item>
            <text:list-item>
              <text:p text:style-name="P25">URL para confirmar/cancelar as alterações.</text:p>
            </text:list-item>
          </text:list>
        </text:list-item>
        <text:list-item>
          <text:p text:style-name="P25">O usuário que recebeu o e-mail clica na URL dentro do prazo de validade, é redirecionado ao site e confirma a operação de exclusão;</text:p>
        </text:list-item>
        <text:list-item>
          <text:p text:style-name="P25">O sistema valida as alterações;</text:p>
        </text:list-item>
        <text:list-item>
          <text:p text:style-name="P24"><text:span text:style-name="T9">O caso de uso termina.</text:span></text:p>
        </text:list-item>
      </text:list>
      <text:h text:style-name="P44" text:outline-level="1">Fluxos Alternativos</text:h>
      <text:p text:style-name="P36">Fluxo Alternativo 1</text:p>
      <text:p text:style-name="P26">Se no passo <text:span text:style-name="T16">3</text:span> do <text:span text:style-name="T16">Fluxo Básico</text:span> o Administrador/Gerente tentar selecionar a opção “Editar” sem ter inserido ou selecionado nenhum nome na lista, então:</text:p>
      <text:list xml:id="list131432171" text:style-name="L6">
        <text:list-item>
          <text:p text:style-name="P19"><text:span text:style-name="T12">O sistema exibe a mensagem “Insira um Nome ou Parte do nome desejado e então o selecione na lista”;</text:span></text:p>
        </text:list-item>
        <text:list-item>
          <text:p text:style-name="P27">O sistema retorna ao passo 2 do Fluxo básico.</text:p>
        </text:list-item>
      </text:list>
      <text:p text:style-name="P36">Fluxo Alternativo 2</text:p>
      <text:p text:style-name="P33"><text:tab/><text:span text:style-name="T11">Se no passo </text:span><text:span text:style-name="T15">3</text:span><text:span text:style-name="T11"> do </text:span><text:span text:style-name="T15">Fluxo Básico</text:span><text:span text:style-name="T11"> o nome inserido não for encontrado, então:</text:span></text:p>
      <text:list xml:id="list813205743" text:style-name="L7">
        <text:list-item>
          <text:p text:style-name="P28">O sistema exibe a mensagem “Usuário não encontrado”;</text:p>
        </text:list-item>
        <text:list-item>
          <text:p text:style-name="P28">O sistema retorna ao passo 2 do Fluxo básico.</text:p>
        </text:list-item>
      </text:list>
      <text:p text:style-name="P36">Fluxo Alternativo 3</text:p>
      <text:p text:style-name="P26">Se a qualquer momento o Administrador/Gerente selecionar a opção “Cancelar”, então:</text:p>
      <text:list xml:id="list2060914086" text:style-name="L8">
        <text:list-item>
          <text:p text:style-name="P29">O sistema volta a tela inicial;</text:p>
        </text:list-item>
        <text:list-item>
          <text:p text:style-name="P29">O caso de uso termina.</text:p>
        </text:list-item>
      </text:list>
      <text:p text:style-name="P42"><text:soft-page-break/><text:tab/><text:span text:style-name="T18">Fluxo Alternativo 4</text:span></text:p>
      <text:p text:style-name="P43"><text:span text:style-name="Fonte_20_parág._20_padrão"><text:span text:style-name="T8"><text:tab/> <text:s text:c="4"/><text:tab/></text:span></text:span><text:span text:style-name="Fonte_20_parág._20_padrão"><text:span text:style-name="T12">Se no passo </text:span></text:span><text:span text:style-name="Fonte_20_parág._20_padrão"><text:span text:style-name="T13">4 </text:span></text:span><text:span text:style-name="Fonte_20_parág._20_padrão"><text:span text:style-name="T12">do </text:span></text:span><text:span text:style-name="Fonte_20_parág._20_padrão"><text:span text:style-name="T13">Fluxo Básico </text:span></text:span><text:span text:style-name="Fonte_20_parág._20_padrão"><text:span text:style-name="T12">o Administrador/Gerente clicar no link “ Adicionar Acesso” <text:tab/>para mudança no Nível de Acesso, então:</text:span></text:span></text:p>
      <text:list xml:id="list701944079" text:style-name="L9">
        <text:list-item>
          <text:p text:style-name="P17"><text:span text:style-name="Fonte_20_parág._20_padrão"><text:span text:style-name="T12">O Sistema deverá adicionar à tela corrente uma opção de adição de <text:s/>acesso, contendo:</text:span></text:span></text:p>
          <text:list>
            <text:list-item>
              <text:p text:style-name="P17"><text:span text:style-name="Fonte_20_parág._20_padrão"><text:span text:style-name="T12">opção “Nível”, um combo box com as opções “Gerente”, “Catalogador” e “Revisor”, para escolher o nível de acesso do usuário;</text:span></text:span></text:p>
            </text:list-item>
            <text:list-item>
              <text:p text:style-name="P17"><text:span text:style-name="Fonte_20_parág._20_padrão"><text:span text:style-name="T12">opção “Instituição”, um combo box contendo todas as instituições, para escolher a qual instituição o usuário terá o nível escolhido na opção “Nível”;</text:span></text:span></text:p>
            </text:list-item>
            <text:list-item>
              <text:p text:style-name="P17"><text:span text:style-name="Fonte_20_parág._20_padrão"><text:span text:style-name="T12">opção “Cancelar” para remover o acesso.</text:span></text:span></text:p>
            </text:list-item>
          </text:list>
        </text:list-item>
        <text:list-item>
          <text:p text:style-name="P17"><text:span text:style-name="Fonte_20_parág._20_padrão"><text:span text:style-name="T12">A cada clique em “Adicionar Acesso” é deverá ser inserido um acesso para edição;</text:span></text:span></text:p>
        </text:list-item>
        <text:list-item>
          <text:p text:style-name="P17"><text:span text:style-name="Fonte_20_parág._20_padrão"><text:span text:style-name="T12">O Administrador/Gerente seleciona os acessos que deseja;</text:span></text:span></text:p>
        </text:list-item>
        <text:list-item>
          <text:p text:style-name="P17"><text:span text:style-name="Fonte_20_parág._20_padrão"><text:span text:style-name="T12">O caso de uso volta ao passo 5 do Fluxo Básico.</text:span></text:span></text:p>
          <text:p text:style-name="P35"><text:span text:style-name="Fonte_20_parág._20_padrão"><text:span text:style-name="T19">Fluxo Alternativo 5</text:span></text:span></text:p>
        </text:list-item>
      </text:list>
      <text:p text:style-name="P34"><text:span text:style-name="Fonte_20_parág._20_padrão"><text:span text:style-name="T23"><text:tab/>Se no </text:span></text:span><text:span text:style-name="Fonte_20_parág._20_padrão"><text:span text:style-name="T24">Fluxo Alternativo 4</text:span></text:span><text:span text:style-name="Fonte_20_parág._20_padrão"><text:span text:style-name="T23">, o Administrador/Gerente escolher a opção “Cancelar”, então:</text:span></text:span></text:p>
      <text:list xml:id="list2122137059" text:style-name="L12">
        <text:list-item>
          <text:p text:style-name="P18"><text:span text:style-name="Fonte_20_parág._20_padrão"><text:span text:style-name="T23">O sistema remove a edição do nível de acesso em questão da tela;</text:span></text:span></text:p>
        </text:list-item>
        <text:list-item>
          <text:p text:style-name="P18"><text:span text:style-name="Fonte_20_parág._20_padrão"><text:span text:style-name="T23">O sistema volta ao passo 4 do Fluxo Básico.</text:span></text:span></text:p>
        </text:list-item>
      </text:list>
      <text:p text:style-name="P37"><text:span text:style-name="T10">Fluxo Alternativo 6</text:span></text:p>
      <text:p text:style-name="Text_20_body"><text:span text:style-name="Fonte_20_parág._20_padrão"><text:span text:style-name="T12">Se no passo </text:span></text:span><text:span text:style-name="Fonte_20_parág._20_padrão"><text:span text:style-name="T13">5 </text:span></text:span><text:span text:style-name="Fonte_20_parág._20_padrão"><text:span text:style-name="T14">do </text:span></text:span><text:span text:style-name="Fonte_20_parág._20_padrão"><text:span text:style-name="T13">Fluxo Básico</text:span></text:span><text:span text:style-name="Fonte_20_parág._20_padrão"><text:span text:style-name="T14">, o Administrador/Gerente não preencher o campo “Justificativa”, então:</text:span></text:span></text:p>
      <text:list xml:id="list351942365" text:style-name="L10">
        <text:list-item>
          <text:p text:style-name="P30"><text:span text:style-name="Fonte_20_parág._20_padrão"><text:span text:style-name="T14">O sistema exibe a mensagem: “</text:span></text:span><text:span text:style-name="Fonte_20_parág._20_padrão"><text:span text:style-name="T5">Você deve inserir uma justificativa para a exclusão do bem patrimonial”;</text:span></text:span></text:p>
        </text:list-item>
        <text:list-item>
          <text:p text:style-name="P30"><text:span text:style-name="Fonte_20_parág._20_padrão"><text:span text:style-name="T5">O sistema volta ao passo 5 do Fluxo Básico.</text:span></text:span></text:p>
          <text:p text:style-name="P41"><text:span text:style-name="Fonte_20_parág._20_padrão"><text:span text:style-name="T19">Fluxo Alternativo 7</text:span></text:span></text:p>
        </text:list-item>
      </text:list>
      <text:p text:style-name="P23">Se a qualquer momento o usuário escolher a opção “Voltar”, então:</text:p>
      <text:list xml:id="list1520742926" text:style-name="L11">
        <text:list-item>
          <text:p text:style-name="P31"><text:span text:style-name="T11">O sistema volta ao passo 2 do Fluxo Básico.</text:span></text:p>
          <text:p text:style-name="P39"><text:span text:style-name="T11">Fluxo Alternativo 8</text:span></text:p>
        </text:list-item>
      </text:list>
      <text:p text:style-name="P38"><text:span text:style-name="T11"><text:tab/></text:span><text:span text:style-name="T21">Se no passo </text:span><text:span text:style-name="T20">7</text:span><text:span text:style-name="T21"> do </text:span><text:span text:style-name="T20">Fluxo Básico</text:span><text:span text:style-name="T21">, o Administrador/Gerente clicar na URL fora do prazo de validade, <text:tab/>então:</text:span></text:p>
      <text:list xml:id="list1850890169" text:style-name="L13">
        <text:list-item>
          <text:p text:style-name="P32"><text:span text:style-name="T20">O sistema </text:span><text:span text:style-name="T25">exibe a mensagem “O Prazo de Confirmação Expirou”;</text:span></text:p>
        </text:list-item>
        <text:list-item>
          <text:p text:style-name="P32"><text:span text:style-name="T25">O caso de uso é encerrado.</text:span></text:p>
          <text:p text:style-name="P40"><text:span text:style-name="T11">Fluxo Alternativo 9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0"><text:span text:style-name="T21"><text:s text:c="13"/>Se no passo </text:span><text:span text:style-name="T20">7</text:span><text:span text:style-name="T21"> do </text:span><text:span text:style-name="T20">Fluxo Básico</text:span><text:span text:style-name="T21">, o Administrador/Gerente cancelar a edição, então: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 text:start-value="1">
          <text:p text:style-name="P32"><text:span text:style-name="T20">As alterações requeridas não são feitas e o sistema não altera a base de dados;</text:span></text:p>
        </text:list-item>
        <text:list-item>
          <text:p text:style-name="P32"><text:span text:style-name="T20">O caso de uso termina.</text:span></text:p>
          <text:p text:style-name="P40"><text:span text:style-name="T11">Fluxo Alternativo 10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40"><text:tab/><text:span text:style-name="T22">Se o prazo de validade definido pelo Administrador/Gerente vencer, então: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 text:start-value="1">
          <text:p text:style-name="P32"><text:soft-page-break/><text:span text:style-name="T26">O sistema elimina a solicitação de sistema, de acordo com o caso de uso Limpar Pendências;</text:span></text:p>
        </text:list-item>
        <text:list-item>
          <text:p text:style-name="P32"><text:span text:style-name="T26">O caso de uso termina.</text:span></text:p>
        </text:list-item>
      </text:list>
      <text:h text:style-name="Heading_20_1" text:outline-level="1"><text:span text:style-name="T9">Pós-condições</text:span></text:h>
      <text:list xml:id="list660387077" text:style-name="L14">
        <text:list-item>
          <text:list>
            <text:list-item>
              <text:p text:style-name="P15"><text:span text:style-name="T6">Fluxo Básico: Os dados do usuário são alterados;</text:span></text:p>
            </text:list-item>
          </text:list>
        </text:list-item>
      </text:list>
      <text:list xml:id="list181798174" text:style-name="L16">
        <text:list-item>
          <text:p text:style-name="P14"><text:span text:style-name="T6">Fluxo Alternativo 1: Não ocorre alteração na base de dados do sistema;</text:span></text:p>
        </text:list-item>
        <text:list-item>
          <text:p text:style-name="P14"><text:span text:style-name="T6">Fluxo Alternativo 2: Não ocorre alteração na base de dados do sistema;</text:span></text:p>
        </text:list-item>
        <text:list-item>
          <text:p text:style-name="P14"><text:span text:style-name="T6">Fluxo Alternativo 3: Não ocorre alteração na base de dados do sistema;</text:span></text:p>
        </text:list-item>
        <text:list-item>
          <text:p text:style-name="P14"><text:span text:style-name="T6">Fluxo Alternativo 4: Não ocorre alteração na base de dados do sistema;</text:span></text:p>
        </text:list-item>
        <text:list-item>
          <text:p text:style-name="P14"><text:span text:style-name="T6">Fluxo Alternativo 5: Não ocorre alteração na base de dados do sistema;</text:span></text:p>
        </text:list-item>
        <text:list-item>
          <text:p text:style-name="P14"><text:span text:style-name="T6">Fluxo Alternativo 6: Não ocorre alteração na base de dados do sistema;</text:span></text:p>
        </text:list-item>
        <text:list-item>
          <text:p text:style-name="P14"><text:span text:style-name="T6">Fluxo Alternativo 7: Não ocorre alteração na base de dados do sistema;</text:span></text:p>
        </text:list-item>
        <text:list-item>
          <text:p text:style-name="P14"><text:span text:style-name="T6">Fluxo Alternativo 8: Não ocorre alteração na base de dados do sistema;</text:span></text:p>
        </text:list-item>
        <text:list-item>
          <text:p text:style-name="P14"><text:span text:style-name="T6">Fluxo Alternativo 9: Não ocorre alteração na base de dados do sistema;</text:span></text:p>
        </text:list-item>
        <text:list-item>
          <text:p text:style-name="P14"><text:span text:style-name="T6">Fluxo Alternativo 10: Não ocorre alteração na base de dados do sistema.</text:span></text:p>
        </text:list-item>
      </text:list>
      <text:p text:style-name="P10"/>
      <text:p text:style-name="P10"><text:tab/></text:p>
      <text:h text:style-name="P44" text:outline-level="1">Requisitos especiais</text:h>
      <text:list xml:id="list16014867821" text:style-name="L2">
        <text:list-item>
          <text:list>
            <text:list-item>
              <text:p text:style-name="P12">Performance: A resposta do sistema para a busca do usuário deve ser realizada em até 1 segundo;</text:p>
            </text:list-item>
            <text:list-item>
              <text:p text:style-name="P12">Requisito de Auditoria: o sistema salva no banco de dados o Administrados/Gerente que alterou os dados;</text:p>
            </text:list-item>
            <text:list-item>
              <text:p text:style-name="P20">A lista gerada nos passos 2 e 4 deve ser similar a um combo box que é atualizado a cada letra inserida pelo usuário no campo Nome.</text:p>
            </text:list-item>
          </text:list>
        </text:list-item>
      </text:list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1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en" fo:country="US" style:font-name-asian="Times New Roman" style:font-name-complex="Times New Roman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keep-together="always" fo:orphans="0" fo:widows="0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line-height-at-least="0.423cm" fo:orphans="0" fo:widows="0" fo:hyphenation-ladder-count="no-limit" fo:keep-with-next="always"/>
      <style:text-properties style:font-name="Arial" fo:font-weight="bold" style:font-weight-asian="bold" style:font-size-complex="10pt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 fo:keep-with-next="auto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_5f_CharLFO11LVL1" style:display-name="WW_CharLFO11LVL1" style:family="text">
      <style:text-properties style:font-name="OpenSymbol" style:font-name-asian="OpenSymbol" style:font-name-complex="OpenSymbol"/>
    </style:style>
    <style:style style:name="WW_5f_CharLFO11LVL2" style:display-name="WW_CharLFO11LVL2" style:family="text">
      <style:text-properties style:font-name="OpenSymbol" style:font-name-asian="OpenSymbol" style:font-name-complex="OpenSymbol"/>
    </style:style>
    <style:style style:name="WW_5f_CharLFO11LVL3" style:display-name="WW_CharLFO11LVL3" style:family="text">
      <style:text-properties style:font-name="OpenSymbol" style:font-name-asian="OpenSymbol" style:font-name-complex="OpenSymbol"/>
    </style:style>
    <style:style style:name="WW_5f_CharLFO11LVL4" style:display-name="WW_CharLFO11LVL4" style:family="text">
      <style:text-properties style:font-name="OpenSymbol" style:font-name-asian="OpenSymbol" style:font-name-complex="OpenSymbol"/>
    </style:style>
    <style:style style:name="WW_5f_CharLFO11LVL5" style:display-name="WW_CharLFO11LVL5" style:family="text">
      <style:text-properties style:font-name="OpenSymbol" style:font-name-asian="OpenSymbol" style:font-name-complex="OpenSymbol"/>
    </style:style>
    <style:style style:name="WW_5f_CharLFO11LVL6" style:display-name="WW_CharLFO11LVL6" style:family="text">
      <style:text-properties style:font-name="OpenSymbol" style:font-name-asian="OpenSymbol" style:font-name-complex="OpenSymbol"/>
    </style:style>
    <style:style style:name="WW_5f_CharLFO11LVL7" style:display-name="WW_CharLFO11LVL7" style:family="text">
      <style:text-properties style:font-name="OpenSymbol" style:font-name-asian="OpenSymbol" style:font-name-complex="OpenSymbol"/>
    </style:style>
    <style:style style:name="WW_5f_CharLFO11LVL8" style:display-name="WW_CharLFO11LVL8" style:family="text">
      <style:text-properties style:font-name="OpenSymbol" style:font-name-asian="OpenSymbol" style:font-name-complex="OpenSymbol"/>
    </style:style>
    <style:style style:name="WW_5f_CharLFO11LVL9" style:display-name="WW_CharLFO1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3" style:family="table">
      <style:table-properties style:width="17.154cm" fo:margin-left="-0.145cm" fo:margin-right="-0.009cm" table:align="margins" style:writing-mode="lr-tb"/>
    </style:style>
    <style:style style:name="Tabela3.A" style:family="table-column">
      <style:table-column-properties style:column-width="2.011cm" style:rel-column-width="7682*"/>
    </style:style>
    <style:style style:name="Tabela3.B" style:family="table-column">
      <style:table-column-properties style:column-width="11.765cm" style:rel-column-width="44951*"/>
    </style:style>
    <style:style style:name="Tabela3.C" style:family="table-column">
      <style:table-column-properties style:column-width="3.378cm" style:rel-column-width="12902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52cm"/>
    </style:style>
    <style:style style:name="Tabela1.B" style:family="table-column">
      <style:table-column-properties style:column-width="10.566cm"/>
    </style:style>
    <style:style style:name="Tabela1.C" style:family="table-column">
      <style:table-column-properties style:column-width="3.034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7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language="pt" fo:country="BR" style:language-complex="ar" style:country-complex="SA"/>
    </style:style>
    <style:style style:name="MT2" style:family="text">
      <style:text-properties fo:font-size="10pt" fo:language="pt" fo:country="BR" style:font-size-asian="10pt" style:language-asian="pt" style:country-asian="BR"/>
    </style:style>
    <style:style style:name="MT3" style:family="text">
      <style:text-properties fo:font-size="10pt" style:font-size-asian="10pt"/>
    </style:style>
    <style:style style:name="MT4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office:value-type="string">
              <text:p text:style-name="MP1"><draw:frame draw:style-name="Mfr1" draw:name="figuras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3.A1" office:value-type="string">
              <text:p text:style-name="MP2"/>
              <text:p text:style-name="MP2"><text:span text:style-name="MT1">Documento de Especificação de Casos de Uso</text:span> - <text:s/>CDU 05</text:p>
              <text:p text:style-name="MP2"/>
            </table:table-cell>
            <table:table-cell table:style-name="Tabela3.C1" office:value-type="string">
              <text:p text:style-name="MP3"><text:span text:style-name="MT1">Versão do documento:</text:span> 2.0</text:p>
            </table:table-cell>
          </table:table-row>
          <table:table-row table:style-name="Tabela3.1">
            <table:table-cell table:style-name="Tabela3.A2" office:value-type="string">
              <text:p text:style-name="MP1"/>
            </table:table-cell>
            <table:table-cell table:style-name="Tabela3.A2" office:value-type="string">
              <text:p text:style-name="Standard"/>
            </table:table-cell>
            <table:table-cell table:style-name="Tabela3.C2" office:value-type="string">
              <text:p text:style-name="MP4"><text:s text:c="2"/>Data: <text:s/>12/09/2014</text:p>
            </table:table-cell>
          </table:table-row>
        </table:table>
        <text:p text:style-name="Standard"/>
      </style:header>
    </style:master-page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5"><text:span text:style-name="Fonte_20_parág._20_padrão"><text:span text:style-name="MT2"><draw:frame draw:style-name="Mfr2" draw:name="figura1" text:anchor-type="as-char" svg:y="0cm" svg:width="1.512cm" style:rel-width="scale" svg:height="1.266cm" style:rel-height="scale" draw:z-index="0"><draw:image xlink:href="Pictures/1000020100000082000000820E7EC72C.png" xlink:type="simple" xlink:show="embed" xlink:actuate="onLoad"/></draw:frame></text:span></text:span></text:p>
              <text:p text:style-name="MP1"/>
            </table:table-cell>
            <table:table-cell table:style-name="Tabela1.A1" table:number-rows-spanned="2" office:value-type="string">
              <text:p text:style-name="MP2"/>
              <text:p text:style-name="MP2">Documento de Especificação de Casos de Uso – CDU 05</text:p>
            </table:table-cell>
            <table:table-cell table:style-name="Tabela1.C1" office:value-type="string">
              <text:p text:style-name="MP3">Versão do documento: 1.1</text:p>
            </table:table-cell>
          </table:table-row>
          <table:table-row>
            <table:covered-table-cell/>
            <table:covered-table-cell/>
            <table:table-cell table:style-name="Tabela1.C1" office:value-type="string">
              <text:p text:style-name="MP1"><text:s text:c="2"/>Data: <text:s/>30/08/11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6">Confidencial</text:p>
            </table:table-cell>
            <table:table-cell table:style-name="Tabela2.A1" office:value-type="string">
              <text:p text:style-name="MP2">ICMC – USP, 2011</text:p>
            </table:table-cell>
            <table:table-cell table:style-name="Tabela2.A1" office:value-type="string">
              <text:p text:style-name="MP7"><text:span text:style-name="Fonte_20_parág._20_padrão"><text:span text:style-name="MT3">Página </text:span></text:span><text:span text:style-name="Page_20_Number"><text:span text:style-name="MT3"><text:page-number text:select-page="current"/></text:span></text:span><text:span text:style-name="Page_20_Number"><text:span text:style-name="MT3"> de </text:span></text:span><text:span text:style-name="Page_20_Number"><text:span text:style-name="MT4"><text:page-count style:num-format="1">4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&lt;use-case name&gt;</dc:title>
    <dc:subject>&lt;project&gt;</dc:subject>
    <meta:creation-date>2010-06-10T16:16:00Z</meta:creation-date>
    <dc:date>2014-09-13T16:10:49</dc:date>
    <meta:editing-cycles>114</meta:editing-cycles>
    <meta:editing-duration>PT11H24M56S</meta:editing-duration>
    <meta:document-statistic meta:table-count="3" meta:image-count="2" meta:object-count="0" meta:page-count="4" meta:paragraph-count="105" meta:word-count="1305" meta:character-count="7685" meta:non-whitespace-character-count="6472"/>
    <meta:template xlink:type="simple" xlink:actuate="onRequest" xlink:title="" xlink:href="Normal"/>
  </office:meta>
</office:document-meta>
</file>